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99"/>
    </style:style>
  </office:automatic-styles>
  <office:body>
    <office:spreadsheet>
      <table:table table:name="A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008.741722755" calcext:value-type="float">
            <text:p>134008,741722755</text:p>
          </table:table-cell>
          <table:table-cell/>
          <table:table-cell table:formula="of:=SUM([.B2:.B5])" office:value-type="float" office:value="12" calcext:value-type="float">
            <text:p>12</text:p>
          </table:table-cell>
          <table:table-cell table:formula="of:=AVERAGE([.C2:.C5])" office:value-type="float" office:value="135545.597149585" calcext:value-type="float">
            <text:p>135545,59714958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881.817600385" calcext:value-type="float">
            <text:p>134881,8176003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9774.835133214" calcext:value-type="float">
            <text:p>149774,83513321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6037.214932343" calcext:value-type="float">
            <text:p>136037,214932343</text:p>
          </table:table-cell>
          <table:table-cell/>
          <table:table-cell table:formula="of:=SUM([.B7:.B11])" office:value-type="float" office:value="21" calcext:value-type="float">
            <text:p>21</text:p>
          </table:table-cell>
          <table:table-cell table:formula="of:=AVERAGE([.C7:.C11])" office:value-type="float" office:value="152637.510650848" calcext:value-type="float">
            <text:p>152637,51065084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7254.614342858" calcext:value-type="float">
            <text:p>137254,614342858</text:p>
          </table:table-cell>
          <table:table-cell/>
          <table:table-cell table:formula="of:=SUM([.B12:.B15])" office:value-type="float" office:value="12" calcext:value-type="float">
            <text:p>12</text:p>
          </table:table-cell>
          <table:table-cell table:formula="of:=AVERAGE([.C13:.C15])" office:value-type="float" office:value="155147.26433304" calcext:value-type="float">
            <text:p>155147,2643330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774.835133214" calcext:value-type="float">
            <text:p>149774,835133214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([.C16:.C18])" office:value-type="float" office:value="160957.8074088" calcext:value-type="float">
            <text:p>160957,807408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4022.215624166" calcext:value-type="float">
            <text:p>154022,215624166</text:p>
          </table:table-cell>
          <table:table-cell/>
          <table:table-cell table:formula="of:=SUM([.B19:.B25])" office:value-type="float" office:value="39" calcext:value-type="float">
            <text:p>39</text:p>
          </table:table-cell>
          <table:table-cell table:formula="of:=AVERAGE([.C19:.C25])" office:value-type="float" office:value="163228.56558161" calcext:value-type="float">
            <text:p>163228,56558161</text:p>
          </table:table-cell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51732.458648925" calcext:value-type="float">
            <text:p>151732,458648925</text:p>
          </table:table-cell>
          <table:table-cell/>
          <table:table-cell table:formula="of:=SUM([.B26:.B28])" office:value-type="float" office:value="17" calcext:value-type="float">
            <text:p>17</text:p>
          </table:table-cell>
          <table:table-cell table:formula="of:=AVERAGE([.C26:.C28])" office:value-type="float" office:value="165102.956046962" calcext:value-type="float">
            <text:p>165102,95604696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1954.757429724" calcext:value-type="float">
            <text:p>151954,757429724</text:p>
          </table:table-cell>
          <table:table-cell/>
          <table:table-cell table:formula="of:=SUM([.B28:.B31])" office:value-type="float" office:value="12" calcext:value-type="float">
            <text:p>12</text:p>
          </table:table-cell>
          <table:table-cell table:formula="of:=AVERAGE([.C28:.C31])" office:value-type="float" office:value="165457.087619522" calcext:value-type="float">
            <text:p>165457,08761952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2630.94595508" calcext:value-type="float">
            <text:p>152630,94595508</text:p>
          </table:table-cell>
          <table:table-cell/>
          <table:table-cell table:formula="of:=SUM([.B32:.B37])" office:value-type="float" office:value="24" calcext:value-type="float">
            <text:p>24</text:p>
          </table:table-cell>
          <table:table-cell table:formula="of:=AVERAGE([.C32:.C37])" office:value-type="float" office:value="168451.316062319" calcext:value-type="float">
            <text:p>168451,31606231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2847.175596347" calcext:value-type="float">
            <text:p>152847,175596347</text:p>
          </table:table-cell>
          <table:table-cell/>
          <table:table-cell table:formula="of:=SUM([.B38:.B44])" office:value-type="float" office:value="21" calcext:value-type="float">
            <text:p>21</text:p>
          </table:table-cell>
          <table:table-cell table:formula="of:=AVERAGE([.C38:.C44])" office:value-type="float" office:value="170649.270187258" calcext:value-type="float">
            <text:p>170649,27018725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4133.626000226" calcext:value-type="float">
            <text:p>154133,626000226</text:p>
          </table:table-cell>
          <table:table-cell/>
          <table:table-cell table:formula="of:=SUM([.B45:.B51])" office:value-type="float" office:value="39" calcext:value-type="float">
            <text:p>39</text:p>
          </table:table-cell>
          <table:table-cell table:formula="of:=AVERAGE([.C45:.C51])" office:value-type="float" office:value="171936.153525612" calcext:value-type="float">
            <text:p>171936,1535256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4360.933144772" calcext:value-type="float">
            <text:p>154360,933144772</text:p>
          </table:table-cell>
          <table:table-cell/>
          <table:table-cell table:formula="of:=SUM([.B52:.B59])" office:value-type="float" office:value="56" calcext:value-type="float">
            <text:p>56</text:p>
          </table:table-cell>
          <table:table-cell table:formula="of:=AVERAGE([.C52:.C59])" office:value-type="float" office:value="172962.487246373" calcext:value-type="float">
            <text:p>172962,48724637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4658.342418977" calcext:value-type="float">
            <text:p>154658,342418977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6422.51743537" calcext:value-type="float">
            <text:p>156422,51743537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659.788832349" calcext:value-type="float">
            <text:p>160659,788832349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0875.975311709" calcext:value-type="float">
            <text:p>160875,975311709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337.658082341" calcext:value-type="float">
            <text:p>161337,658082341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4227.790845315" calcext:value-type="float">
            <text:p>164227,790845315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2217.051712085" calcext:value-type="float">
            <text:p>162217,051712085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2605.799493268" calcext:value-type="float">
            <text:p>162605,799493268</text:p>
          </table:table-cell>
          <table:table-cell table:number-columns-repeated="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3189.361416486" calcext:value-type="float">
            <text:p>163189,361416486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3607.443467994" calcext:value-type="float">
            <text:p>163607,443467994</text:p>
          </table:table-cell>
          <table:table-cell table:number-columns-repeated="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3250.520399137" calcext:value-type="float">
            <text:p>163250,520399137</text:p>
          </table:table-cell>
          <table:table-cell table:number-columns-repeated="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501.991736986" calcext:value-type="float">
            <text:p>163501,991736986</text:p>
          </table:table-cell>
          <table:table-cell table:number-columns-repeated="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4937.458910488" calcext:value-type="float">
            <text:p>164937,458910488</text:p>
          </table:table-cell>
          <table:table-cell table:number-columns-repeated="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5197.792826453" calcext:value-type="float">
            <text:p>165197,792826453</text:p>
          </table:table-cell>
          <table:table-cell table:number-columns-repeated="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5173.616403944" calcext:value-type="float">
            <text:p>165173,616403944</text:p>
          </table:table-cell>
          <table:table-cell table:number-columns-repeated="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5981.795765574" calcext:value-type="float">
            <text:p>165981,795765574</text:p>
          </table:table-cell>
          <table:table-cell table:number-columns-repeated="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5254.904661013" calcext:value-type="float">
            <text:p>165254,904661013</text:p>
          </table:table-cell>
          <table:table-cell table:number-columns-repeated="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5418.033647555" calcext:value-type="float">
            <text:p>165418,033647555</text:p>
          </table:table-cell>
          <table:table-cell table:number-columns-repeated="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7842.257226022" calcext:value-type="float">
            <text:p>167842,257226022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9141.375793305" calcext:value-type="float">
            <text:p>169141,375793305</text:p>
          </table:table-cell>
          <table:table-cell table:number-columns-repeated="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8249.073732211" calcext:value-type="float">
            <text:p>168249,073732211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8330.465146237" calcext:value-type="float">
            <text:p>168330,465146237</text:p>
          </table:table-cell>
          <table:table-cell table:number-columns-repeated="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8549.152858074" calcext:value-type="float">
            <text:p>168549,152858074</text:p>
          </table:table-cell>
          <table:table-cell table:number-columns-repeated="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8595.571618067" calcext:value-type="float">
            <text:p>168595,571618067</text:p>
          </table:table-cell>
          <table:table-cell table:number-columns-repeated="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0356.347490457" calcext:value-type="float">
            <text:p>170356,347490457</text:p>
          </table:table-cell>
          <table:table-cell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0445.002765586" calcext:value-type="float">
            <text:p>170445,002765586</text:p>
          </table:table-cell>
          <table:table-cell table:number-columns-repeated="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0431.402017258" calcext:value-type="float">
            <text:p>170431,402017258</text:p>
          </table:table-cell>
          <table:table-cell table:number-columns-repeated="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023.179809361" calcext:value-type="float">
            <text:p>171023,179809361</text:p>
          </table:table-cell>
          <table:table-cell table:number-columns-repeated="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507.078507129" calcext:value-type="float">
            <text:p>170507,078507129</text:p>
          </table:table-cell>
          <table:table-cell table:number-columns-repeated="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0707.346875406" calcext:value-type="float">
            <text:p>170707,346875406</text:p>
          </table:table-cell>
          <table:table-cell table:number-columns-repeated="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1074.533845607" calcext:value-type="float">
            <text:p>171074,533845607</text:p>
          </table:table-cell>
          <table:table-cell table:number-columns-repeated="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2428.607734733" calcext:value-type="float">
            <text:p>172428,607734733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1242.918513619" calcext:value-type="float">
            <text:p>171242,918513619</text:p>
          </table:table-cell>
          <table:table-cell table:number-columns-repeated="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1515.157922102" calcext:value-type="float">
            <text:p>171515,157922102</text:p>
          </table:table-cell>
          <table:table-cell table:number-columns-repeated="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1848.885782454" calcext:value-type="float">
            <text:p>171848,885782454</text:p>
          </table:table-cell>
          <table:table-cell table:number-columns-repeated="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2023.259884346" calcext:value-type="float">
            <text:p>172023,259884346</text:p>
          </table:table-cell>
          <table:table-cell table:number-columns-repeated="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2191.666277184" calcext:value-type="float">
            <text:p>172191,666277184</text:p>
          </table:table-cell>
          <table: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2302.578564845" calcext:value-type="float">
            <text:p>172302,578564845</text:p>
          </table:table-cell>
          <table:table-cell table:number-columns-repeated="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2918.440700725" calcext:value-type="float">
            <text:p>172918,440700725</text:p>
          </table:table-cell>
          <table:table-cell table:number-columns-repeated="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2919.01475408" calcext:value-type="float">
            <text:p>172919,01475408</text:p>
          </table:table-cell>
          <table:table-cell table:number-columns-repeated="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2945.635579222" calcext:value-type="float">
            <text:p>172945,635579222</text:p>
          </table:table-cell>
          <table:table-cell table:number-columns-repeated="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2945.694567161" calcext:value-type="float">
            <text:p>172945,694567161</text:p>
          </table:table-cell>
          <table:table-cell table:number-columns-repeated="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2978.173901734" calcext:value-type="float">
            <text:p>172978,173901734</text:p>
          </table:table-cell>
          <table:table-cell table:number-columns-repeated="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2978.624224291" calcext:value-type="float">
            <text:p>172978,624224291</text:p>
          </table:table-cell>
          <table:table-cell table:number-columns-repeated="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3007.129786013" calcext:value-type="float">
            <text:p>173007,129786013</text:p>
          </table:table-cell>
          <table:table-cell table:number-columns-repeated="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3007.184457761" calcext:value-type="float">
            <text:p>173007,18445776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73512.144952584" calcext:value-type="float">
            <text:p>173512,14495258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74103.50522518" calcext:value-type="float">
            <text:p>174103,5052251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73538.222944817" calcext:value-type="float">
            <text:p>173538,22294481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73731.667703436" calcext:value-type="float">
            <text:p>173731,66770343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74185.248408743" calcext:value-type="float">
            <text:p>174185,24840874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74762.901466975" calcext:value-type="float">
            <text:p>174762,90146697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74225.344381067" calcext:value-type="float">
            <text:p>174225,34438106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74318.442455095" calcext:value-type="float">
            <text:p>174318,44245509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74324.274348016" calcext:value-type="float">
            <text:p>174324,27434801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4362.311497404" calcext:value-type="float">
            <text:p>174362,31149740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74456.341149246" calcext:value-type="float">
            <text:p>174456,34114924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4475.700703" calcext:value-type="float">
            <text:p>174475,70070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75026.189096068" calcext:value-type="float">
            <text:p>175026,18909606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75026.249522737" calcext:value-type="float">
            <text:p>175026,24952273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75027.622071361" calcext:value-type="float">
            <text:p>175027,62207136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75028.119872015" calcext:value-type="float">
            <text:p>175028,1198720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75228.849784944" calcext:value-type="float">
            <text:p>175228,84978494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75428.472019481" calcext:value-type="float">
            <text:p>175428,47201948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75576.981636703" calcext:value-type="float">
            <text:p>175576,98163670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75755.498993864" calcext:value-type="float">
            <text:p>175755,49899386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75650.135313145" calcext:value-type="float">
            <text:p>175650,13531314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76264.869628411" calcext:value-type="float">
            <text:p>176264,86962841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75930.957610591" calcext:value-type="float">
            <text:p>175930,95761059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75999.395129392" calcext:value-type="float">
            <text:p>175999,39512939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76158.224039072" calcext:value-type="float">
            <text:p>176158,22403907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76214.787429674" calcext:value-type="float">
            <text:p>176214,78742967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76390.086635093" calcext:value-type="float">
            <text:p>176390,08663509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76662.469916597" calcext:value-type="float">
            <text:p>176662,46991659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76402.18923365" calcext:value-type="float">
            <text:p>176402,1892336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76438.75743949" calcext:value-type="float">
            <text:p>176438,7574394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76512.148506417" calcext:value-type="float">
            <text:p>176512,14850641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76512.644868341" calcext:value-type="float">
            <text:p>176512,64486834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76526.006355835" calcext:value-type="float">
            <text:p>176526,00635583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76525.918593292" calcext:value-type="float">
            <text:p>176525,9185932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76543.566058092" calcext:value-type="float">
            <text:p>176543,56605809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76543.88833366" calcext:value-type="float">
            <text:p>176543,8883336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76545.793212463" calcext:value-type="float">
            <text:p>176545,79321246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76545.793212463" calcext:value-type="float">
            <text:p>176545,79321246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76550.670507887" calcext:value-type="float">
            <text:p>176550,67050788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76550.670507887" calcext:value-type="float">
            <text:p>176550,67050788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76557.839700542" calcext:value-type="float">
            <text:p>176557,83970054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76557.882862448" calcext:value-type="float">
            <text:p>176557,88286244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76560.209289203" calcext:value-type="float">
            <text:p>176560,20928920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76560.209289203" calcext:value-type="float">
            <text:p>176560,20928920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76565.273619555" calcext:value-type="float">
            <text:p>176565,27361955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76565.273619555" calcext:value-type="float">
            <text:p>176565,27361955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77211.162774359" calcext:value-type="float">
            <text:p>177211,16277435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77517.790712408" calcext:value-type="float">
            <text:p>177517,79071240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77259.878179392" calcext:value-type="float">
            <text:p>177259,87817939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77281.329646877" calcext:value-type="float">
            <text:p>177281,32964687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77330.562994787" calcext:value-type="float">
            <text:p>177330,56299478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77340.080195151" calcext:value-type="float">
            <text:p>177340,08019515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77500.355172568" calcext:value-type="float">
            <text:p>177500,35517256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78137.187089057" calcext:value-type="float">
            <text:p>178137,18708905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7637.103601912" calcext:value-type="float">
            <text:p>177637,10360191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77696.024927462" calcext:value-type="float">
            <text:p>177696,02492746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77691.079436226" calcext:value-type="float">
            <text:p>177691,07943622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77765.797156283" calcext:value-type="float">
            <text:p>177765,79715628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77903.561760778" calcext:value-type="float">
            <text:p>177903,56176077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78077.194053371" calcext:value-type="float">
            <text:p>178077,19405337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78127.048357242" calcext:value-type="float">
            <text:p>178127,04835724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78398.24468632" calcext:value-type="float">
            <text:p>178398,2446863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78153.286480148" calcext:value-type="float">
            <text:p>178153,28648014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78161.442641729" calcext:value-type="float">
            <text:p>178161,44264172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78219.827752528" calcext:value-type="float">
            <text:p>178219,82775252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78233.068386684" calcext:value-type="float">
            <text:p>178233,06838668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78263.306179584" calcext:value-type="float">
            <text:p>178263,30617958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78310.280721058" calcext:value-type="float">
            <text:p>178310,280721058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78461.678301438" calcext:value-type="float">
            <text:p>178461,67830143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78461.908498273" calcext:value-type="float">
            <text:p>178461,908498273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78469.594195074" calcext:value-type="float">
            <text:p>178469,59419507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78469.63447952" calcext:value-type="float">
            <text:p>178469,63447952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178476.461254383" calcext:value-type="float">
            <text:p>178476,46125438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178476.828130588" calcext:value-type="float">
            <text:p>178476,82813058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78481.762975221" calcext:value-type="float">
            <text:p>178481,76297522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78481.762975221" calcext:value-type="float">
            <text:p>178481,76297522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178484.525337231" calcext:value-type="float">
            <text:p>178484,52533723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178484.525337231" calcext:value-type="float">
            <text:p>178484,52533723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178486.326627458" calcext:value-type="float">
            <text:p>178486,32662745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178486.33957603" calcext:value-type="float">
            <text:p>178486,33957603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78489.661604093" calcext:value-type="float">
            <text:p>178489,66160409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78489.661604093" calcext:value-type="float">
            <text:p>178489,661604093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78492.611001031" calcext:value-type="float">
            <text:p>178492,61100103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178492.611001031" calcext:value-type="float">
            <text:p>178492,61100103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178597.737579011" calcext:value-type="float">
            <text:p>178597,73757901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178597.779302187" calcext:value-type="float">
            <text:p>178597,77930218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178599.960417191" calcext:value-type="float">
            <text:p>178599,96041719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78600.279815298" calcext:value-type="float">
            <text:p>178600,27981529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78615.852631131" calcext:value-type="float">
            <text:p>178615,85263113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178615.852631131" calcext:value-type="float">
            <text:p>178615,85263113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78616.197926382" calcext:value-type="float">
            <text:p>178616,19792638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78616.197926382" calcext:value-type="float">
            <text:p>178616,19792638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78850.969922641" calcext:value-type="float">
            <text:p>178850,96992264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79034.638221713" calcext:value-type="float">
            <text:p>179034,638221713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178904.692108818" calcext:value-type="float">
            <text:p>178904,692108818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78916.014915599" calcext:value-type="float">
            <text:p>178916,01491559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78943.955056348" calcext:value-type="float">
            <text:p>178943,95505634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178950.932897884" calcext:value-type="float">
            <text:p>178950,93289788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79160.318499524" calcext:value-type="float">
            <text:p>179160,31849952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79200.860478214" calcext:value-type="float">
            <text:p>179200,86047821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79271.381278365" calcext:value-type="float">
            <text:p>179271,38127836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79536.582418643" calcext:value-type="float">
            <text:p>179536,582418643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179279.96474282" calcext:value-type="float">
            <text:p>179279,9647428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79336.980182455" calcext:value-type="float">
            <text:p>179336,98018245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79328.297445616" calcext:value-type="float">
            <text:p>179328,29744561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179349.864011518" calcext:value-type="float">
            <text:p>179349,864011518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79339.087922218" calcext:value-type="float">
            <text:p>179339,08792221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79481.313597486" calcext:value-type="float">
            <text:p>179481,31359748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179398.077299707" calcext:value-type="float">
            <text:p>179398,07729970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79431.355129548" calcext:value-type="float">
            <text:p>179431,35512954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79512.65633519" calcext:value-type="float">
            <text:p>179512,6563351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79528.511142144" calcext:value-type="float">
            <text:p>179528,51114214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79635.736827505" calcext:value-type="float">
            <text:p>179635,73682750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179636.013063707" calcext:value-type="float">
            <text:p>179636,01306370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179640.720588966" calcext:value-type="float">
            <text:p>179640,72058896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179640.739292458" calcext:value-type="float">
            <text:p>179640,73929245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179647.01503365" calcext:value-type="float">
            <text:p>179647,0150336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79647.177610164" calcext:value-type="float">
            <text:p>179647,17761016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float" office:value="179650.31404203" calcext:value-type="float">
            <text:p>179650,3140420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179650.31404203" calcext:value-type="float">
            <text:p>179650,31404203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179652.011743682" calcext:value-type="float">
            <text:p>179652,01174368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179652.011743682" calcext:value-type="float">
            <text:p>179652,011743682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179652.256327818" calcext:value-type="float">
            <text:p>179652,25632781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179652.342651631" calcext:value-type="float">
            <text:p>179652,34265163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float" office:value="179652.759883393" calcext:value-type="float">
            <text:p>179652,75988339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179652.759883393" calcext:value-type="float">
            <text:p>179652,75988339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179898.120934025" calcext:value-type="float">
            <text:p>179898,12093402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0017.521154454" calcext:value-type="float">
            <text:p>180017,521154454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79919.155169748" calcext:value-type="float">
            <text:p>179919,15516974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79927.255220851" calcext:value-type="float">
            <text:p>179927,25522085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79936.854428836" calcext:value-type="float">
            <text:p>179936,85442883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180253.127614237" calcext:value-type="float">
            <text:p>180253,127614237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179945.7716787" calcext:value-type="float">
            <text:p>179945,771678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79949.382891536" calcext:value-type="float">
            <text:p>179949,38289153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180004.394179985" calcext:value-type="float">
            <text:p>180004,39417998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180056.995595325" calcext:value-type="float">
            <text:p>180056,99559532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180036.700866932" calcext:value-type="float">
            <text:p>180036,700866932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80075.703404293" calcext:value-type="float">
            <text:p>180075,70340429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180157.492339477" calcext:value-type="float">
            <text:p>180157,49233947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180228.89939744" calcext:value-type="float">
            <text:p>180228,8993974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180248.293480719" calcext:value-type="float">
            <text:p>180248,29348071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80901.476997706" calcext:value-type="float">
            <text:p>180901,47699770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80260.278103399" calcext:value-type="float">
            <text:p>180260,278103399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180263.78860512" calcext:value-type="float">
            <text:p>180263,7886051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180315.971349968" calcext:value-type="float">
            <text:p>180315,97134996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180318.704937374" calcext:value-type="float">
            <text:p>180318,70493737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80322.805318483" calcext:value-type="float">
            <text:p>180322,80531848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80349.479376644" calcext:value-type="float">
            <text:p>180349,47937664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180397.058184808" calcext:value-type="float">
            <text:p>180397,058184808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180397.115734017" calcext:value-type="float">
            <text:p>180397,11573401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office:value-type="float" office:value="180399.504026172" calcext:value-type="float">
            <text:p>180399,50402617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180400.324102393" calcext:value-type="float">
            <text:p>180400,324102393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180403.964089834" calcext:value-type="float">
            <text:p>180403,96408983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180403.848991417" calcext:value-type="float">
            <text:p>180403,848991417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180407.690401087" calcext:value-type="float">
            <text:p>180407,69040108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180407.704788389" calcext:value-type="float">
            <text:p>180407,704788389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180535.666892319" calcext:value-type="float">
            <text:p>180535,666892319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80535.723002798" calcext:value-type="float">
            <text:p>180535,72300279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180536.704216803" calcext:value-type="float">
            <text:p>180536,704216803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office:value-type="float" office:value="180536.392012347" calcext:value-type="float">
            <text:p>180536,392012347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float" office:value="180547.31916832" calcext:value-type="float">
            <text:p>180547,31916832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float" office:value="180547.31916832" calcext:value-type="float">
            <text:p>180547,31916832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180547.448654039" calcext:value-type="float">
            <text:p>180547,448654039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180547.448654039" calcext:value-type="float">
            <text:p>180547,448654039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180568.497277064" calcext:value-type="float">
            <text:p>180568,49727706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80649.5553373" calcext:value-type="float">
            <text:p>180649,555337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180589.128668328" calcext:value-type="float">
            <text:p>180589,128668328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180594.020351054" calcext:value-type="float">
            <text:p>180594,02035105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180606.105684848" calcext:value-type="float">
            <text:p>180606,10568484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180609.314053225" calcext:value-type="float">
            <text:p>180609,314053225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80697.450666111" calcext:value-type="float">
            <text:p>180697,45066611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80723.319035352" calcext:value-type="float">
            <text:p>180723,31903535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180750.036255419" calcext:value-type="float">
            <text:p>180750,036255419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180779.314415267" calcext:value-type="float">
            <text:p>180779,314415267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180758.99954465" calcext:value-type="float">
            <text:p>180758,99954465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80874.443256992" calcext:value-type="float">
            <text:p>180874,44325699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180807.35526713" calcext:value-type="float">
            <text:p>180807,35526713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80820.159966032" calcext:value-type="float">
            <text:p>180820,15996603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180861.868754925" calcext:value-type="float">
            <text:p>180861,868754925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180870.558685415" calcext:value-type="float">
            <text:p>180870,558685415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180918.525950737" calcext:value-type="float">
            <text:p>180918,52595073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180918.525950737" calcext:value-type="float">
            <text:p>180918,525950737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float" office:value="180920.813531777" calcext:value-type="float">
            <text:p>180920,813531777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180920.813531777" calcext:value-type="float">
            <text:p>180920,81353177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180924.06506206" calcext:value-type="float">
            <text:p>180924,06506206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80924.06506206" calcext:value-type="float">
            <text:p>180924,0650620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180926.295093891" calcext:value-type="float">
            <text:p>180926,29509389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80926.295093891" calcext:value-type="float">
            <text:p>180926,29509389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180959.630472941" calcext:value-type="float">
            <text:p>180959,63047294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81037.624037821" calcext:value-type="float">
            <text:p>181037,6240378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80968.823959006" calcext:value-type="float">
            <text:p>180968,82395900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80980.679095966" calcext:value-type="float">
            <text:p>180980,679095966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181055.996622649" calcext:value-type="float">
            <text:p>181055,996622649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81120.020117156" calcext:value-type="float">
            <text:p>181120,02011715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181059.161829119" calcext:value-type="float">
            <text:p>181059,161829119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81068.945194572" calcext:value-type="float">
            <text:p>181068,94519457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81130.004904838" calcext:value-type="float">
            <text:p>181130,00490483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81134.090898645" calcext:value-type="float">
            <text:p>181134,090898645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181145.413705426" calcext:value-type="float">
            <text:p>181145,41370542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181250.36907451" calcext:value-type="float">
            <text:p>181250,3690745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181168.462163448" calcext:value-type="float">
            <text:p>181168,46216344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181182.935789397" calcext:value-type="float">
            <text:p>181182,935789397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181201.840704405" calcext:value-type="float">
            <text:p>181201,840704405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181218.486812976" calcext:value-type="float">
            <text:p>181218,486812976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181250.311525302" calcext:value-type="float">
            <text:p>181250,311525302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181257.447627161" calcext:value-type="float">
            <text:p>181257,44762716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181292.092250705" calcext:value-type="float">
            <text:p>181292,092250705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181292.092250705" calcext:value-type="float">
            <text:p>181292,092250705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float" office:value="181294.825838111" calcext:value-type="float">
            <text:p>181294,82583811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181294.825838111" calcext:value-type="float">
            <text:p>181294,82583811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181356.403491254" calcext:value-type="float">
            <text:p>181356,40349125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81512.937338497" calcext:value-type="float">
            <text:p>181512,937338497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office:value-type="float" office:value="181372.718691877" calcext:value-type="float">
            <text:p>181372,71869187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office:value-type="float" office:value="181408.830820239" calcext:value-type="float">
            <text:p>181408,830820239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181384.45873042" calcext:value-type="float">
            <text:p>181384,45873042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81426.21068122" calcext:value-type="float">
            <text:p>181426,2106812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181394.242095873" calcext:value-type="float">
            <text:p>181394,24209587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181402.44285809" calcext:value-type="float">
            <text:p>181402,44285809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181422.959150937" calcext:value-type="float">
            <text:p>181422,95915093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81444.885399392" calcext:value-type="float">
            <text:p>181444,885399392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office:value-type="float" office:value="181474.753438627" calcext:value-type="float">
            <text:p>181474,75343862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181502.333896823" calcext:value-type="float">
            <text:p>181502,333896823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181510.448335227" calcext:value-type="float">
            <text:p>181510,44833522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181573.651753512" calcext:value-type="float">
            <text:p>181573,65175351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181513.685478208" calcext:value-type="float">
            <text:p>181513,685478208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181514.836462379" calcext:value-type="float">
            <text:p>181514,83646237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181536.374253677" calcext:value-type="float">
            <text:p>181536,374253677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181540.70483162" calcext:value-type="float">
            <text:p>181540,7048316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81571.75262963" calcext:value-type="float">
            <text:p>181571,7526296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81584.327131697" calcext:value-type="float">
            <text:p>181584,32713169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office:value-type="float" office:value="181644.437280022" calcext:value-type="float">
            <text:p>181644,437280022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181650.336073898" calcext:value-type="float">
            <text:p>181650,336073898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81668.607947611" calcext:value-type="float">
            <text:p>181668,60794761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81684.822437119" calcext:value-type="float">
            <text:p>181684,822437119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181701.051313929" calcext:value-type="float">
            <text:p>181701,05131392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181704.187745794" calcext:value-type="float">
            <text:p>181704,18774579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181704.202133096" calcext:value-type="float">
            <text:p>181704,20213309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office:value-type="float" office:value="181704.389168024" calcext:value-type="float">
            <text:p>181704,38916802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181704.432329931" calcext:value-type="float">
            <text:p>181704,43232993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" calcext:value-type="float">
            <text:p>9</text:p>
          </table:table-cell>
          <table:table-cell office:value-type="float" office:value="181705.482602987" calcext:value-type="float">
            <text:p>181705,482602987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181719.150540016" calcext:value-type="float">
            <text:p>181719,15054001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81713.481942974" calcext:value-type="float">
            <text:p>181713,48194297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181713.481942974" calcext:value-type="float">
            <text:p>181713,48194297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  <table:table-cell office:value-type="float" office:value="181713.827238226" calcext:value-type="float">
            <text:p>181713,82723822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office:value-type="float" office:value="181713.827238226" calcext:value-type="float">
            <text:p>181713,827238226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181715.309130346" calcext:value-type="float">
            <text:p>181715,30913034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181760.830554305" calcext:value-type="float">
            <text:p>181760,83055430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181730.415797589" calcext:value-type="float">
            <text:p>181730,415797589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81734.645664417" calcext:value-type="float">
            <text:p>181734,64566441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81752.975087338" calcext:value-type="float">
            <text:p>181752,975087338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181757.665347835" calcext:value-type="float">
            <text:p>181757,66534783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181776.800459676" calcext:value-type="float">
            <text:p>181776,800459676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float" office:value="181776.800459676" calcext:value-type="float">
            <text:p>181776,80045967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office:value-type="float" office:value="181777.663697804" calcext:value-type="float">
            <text:p>181777,663697804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181777.663697804" calcext:value-type="float">
            <text:p>181777,66369780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181836.36389052" calcext:value-type="float">
            <text:p>181836,3638905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181841.111700225" calcext:value-type="float">
            <text:p>181841,11170022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181874.116171326" calcext:value-type="float">
            <text:p>181874,11617132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" calcext:value-type="float">
            <text:p>9</text:p>
          </table:table-cell>
          <table:table-cell office:value-type="float" office:value="181883.942698685" calcext:value-type="float">
            <text:p>181883,94269868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office:value-type="float" office:value="181892.920375218" calcext:value-type="float">
            <text:p>181892,92037521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181885.280717783" calcext:value-type="float">
            <text:p>181885,28071778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181924.414179594" calcext:value-type="float">
            <text:p>181924,41417959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181901.682242219" calcext:value-type="float">
            <text:p>181901,68224221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181906.430051924" calcext:value-type="float">
            <text:p>181906,430051924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float" office:value="181924.414179594" calcext:value-type="float">
            <text:p>181924,41417959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181940.096338923" calcext:value-type="float">
            <text:p>181940,09633892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81940.096338923" calcext:value-type="float">
            <text:p>181940,096338923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181940.815704029" calcext:value-type="float">
            <text:p>181940,815704029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181940.815704029" calcext:value-type="float">
            <text:p>181940,81570402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181989.013166186" calcext:value-type="float">
            <text:p>181989,01316618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181994.480340998" calcext:value-type="float">
            <text:p>181994,48034099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82010.939414642" calcext:value-type="float">
            <text:p>182010,939414642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float" office:value="182013.255770285" calcext:value-type="float">
            <text:p>182013,255770285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182020.478195958" calcext:value-type="float">
            <text:p>182020,478195958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182055.482502055" calcext:value-type="float">
            <text:p>182055,482502055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182024.33399293" calcext:value-type="float">
            <text:p>182024,3339929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float" office:value="182033.397993276" calcext:value-type="float">
            <text:p>182033,39799327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82034.174907592" calcext:value-type="float">
            <text:p>182034,174907592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office:value-type="float" office:value="182042.677803154" calcext:value-type="float">
            <text:p>182042,67780315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182056.345740184" calcext:value-type="float">
            <text:p>182056,34574018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182069.294312106" calcext:value-type="float">
            <text:p>182069,29431210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182069.869804192" calcext:value-type="float">
            <text:p>182069,869804192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182107.132916725" calcext:value-type="float">
            <text:p>182107,13291672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182126.411901587" calcext:value-type="float">
            <text:p>182126,411901587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float" office:value="182160.941426714" calcext:value-type="float">
            <text:p>182160,941426714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182163.243395056" calcext:value-type="float">
            <text:p>182163,24339505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182174.033871658" calcext:value-type="float">
            <text:p>182174,033871658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182174.033871658" calcext:value-type="float">
            <text:p>182174,03387165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182204.247206144" calcext:value-type="float">
            <text:p>182204,24720614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182217.339651088" calcext:value-type="float">
            <text:p>182217,33965108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182246.833620468" calcext:value-type="float">
            <text:p>182246,83362046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182250.28657298" calcext:value-type="float">
            <text:p>182250,2865729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182259.062827284" calcext:value-type="float">
            <text:p>182259,06282728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182259.062827284" calcext:value-type="float">
            <text:p>182259,06282728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182289.132288748" calcext:value-type="float">
            <text:p>182289,132288748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182316.180416764" calcext:value-type="float">
            <text:p>182316,18041676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182322.366956683" calcext:value-type="float">
            <text:p>182322,36695668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182330.711591922" calcext:value-type="float">
            <text:p>182330,711591922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182330.711591922" calcext:value-type="float">
            <text:p>182330,711591922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182341.358195503" calcext:value-type="float">
            <text:p>182341,35819550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float" office:value="182371.283783946" calcext:value-type="float">
            <text:p>182371,28378394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182380.203911271" calcext:value-type="float">
            <text:p>182380,20391127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office:value-type="float" office:value="182385.38334004" calcext:value-type="float">
            <text:p>182385,38334004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182388.54854651" calcext:value-type="float">
            <text:p>182388,5485465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182421.207722359" calcext:value-type="float">
            <text:p>182421,20772235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182434.300167303" calcext:value-type="float">
            <text:p>182434,300167303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float" office:value="182435.595024495" calcext:value-type="float">
            <text:p>182435,59502449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office:value-type="float" office:value="182465.232866896" calcext:value-type="float">
            <text:p>182465,23286689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office:value-type="float" office:value="182478.181438819" calcext:value-type="float">
            <text:p>182478,181438819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182478.181438819" calcext:value-type="float">
            <text:p>182478,181438819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office:value-type="float" office:value="182503.790836621" calcext:value-type="float">
            <text:p>182503,79083662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182515.156805309" calcext:value-type="float">
            <text:p>182515,15680530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182537.169377577" calcext:value-type="float">
            <text:p>182537,16937757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office:value-type="float" office:value="182547.240489073" calcext:value-type="float">
            <text:p>182547,240489073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office:value-type="float" office:value="182566.231727893" calcext:value-type="float">
            <text:p>182566,23172789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182575.43960126" calcext:value-type="float">
            <text:p>182575,4396012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82591.984998717" calcext:value-type="float">
            <text:p>182591,98499871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182600.041887913" calcext:value-type="float">
            <text:p>182600,041887913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182614.716936092" calcext:value-type="float">
            <text:p>182614,716936092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182621.91058716" calcext:value-type="float">
            <text:p>182621,91058716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182634.859159083" calcext:value-type="float">
            <text:p>182634,85915908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182641.189572023" calcext:value-type="float">
            <text:p>182641,189572023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182652.411667689" calcext:value-type="float">
            <text:p>182652,411667689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float" office:value="182658.454334586" calcext:value-type="float">
            <text:p>182658,454334586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182668.38157306" calcext:value-type="float">
            <text:p>182668,3815730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182673.848747872" calcext:value-type="float">
            <text:p>182673,848747872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182682.768875196" calcext:value-type="float">
            <text:p>182682,76887519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182687.804430944" calcext:value-type="float">
            <text:p>182687,804430944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float" office:value="182695.717447119" calcext:value-type="float">
            <text:p>182695,717447119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182700.03363776" calcext:value-type="float">
            <text:p>182700,03363776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182707.515034871" calcext:value-type="float">
            <text:p>182707,51503487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182711.255733426" calcext:value-type="float">
            <text:p>182711,25573342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office:value-type="float" office:value="182718.305511473" calcext:value-type="float">
            <text:p>182718,30551147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182721.614590964" calcext:value-type="float">
            <text:p>182721,614590964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office:value-type="float" office:value="182728.088876926" calcext:value-type="float">
            <text:p>182728,08887692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float" office:value="182730.822464332" calcext:value-type="float">
            <text:p>182730,82246433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182737.00900425" calcext:value-type="float">
            <text:p>182737,0090042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office:value-type="float" office:value="182739.454845613" calcext:value-type="float">
            <text:p>182739,454845613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182747.080115746" calcext:value-type="float">
            <text:p>182747,08011574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float" office:value="182754.273766814" calcext:value-type="float">
            <text:p>182754,273766814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office:value-type="float" office:value="182760.891925796" calcext:value-type="float">
            <text:p>182760,89192579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82766.934592694" calcext:value-type="float">
            <text:p>182766,93459269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office:value-type="float" office:value="182772.401767505" calcext:value-type="float">
            <text:p>182772,40176750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182777.725069296" calcext:value-type="float">
            <text:p>182777,72506929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182782.329005979" calcext:value-type="float">
            <text:p>182782,329005979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182787.364561727" calcext:value-type="float">
            <text:p>182787,364561727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182791.105260283" calcext:value-type="float">
            <text:p>182791,105260283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office:value-type="float" office:value="182794.702085817" calcext:value-type="float">
            <text:p>182794,702085817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182798.586657393" calcext:value-type="float">
            <text:p>182798,58665739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182801.751863863" calcext:value-type="float">
            <text:p>182801,751863863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office:value-type="float" office:value="182804.917070333" calcext:value-type="float">
            <text:p>182804,91707033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float" office:value="182807.938403782" calcext:value-type="float">
            <text:p>182807,938403782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182810.671991188" calcext:value-type="float">
            <text:p>182810,67199118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182813.261705572" calcext:value-type="float">
            <text:p>182813,261705572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float" office:value="182815.707546936" calcext:value-type="float">
            <text:p>182815,707546936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182818.29726132" calcext:value-type="float">
            <text:p>182818,29726132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float" office:value="182820.311483619" calcext:value-type="float">
            <text:p>182820,311483619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office:value-type="float" office:value="182822.325705918" calcext:value-type="float">
            <text:p>182822,32570591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182824.339928217" calcext:value-type="float">
            <text:p>182824,339928217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182826.498023538" calcext:value-type="float">
            <text:p>182826,498023538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float" office:value="182828.368372815" calcext:value-type="float">
            <text:p>182828,36837281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182829.95097605" calcext:value-type="float">
            <text:p>182829,950976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.00.0000</text:date>, <text:time style:data-style-name="N2" text:time-value="17:52:32.1614600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8T18:10:43.958698731</dc:date>
    <meta:editing-duration>PT18M40S</meta:editing-duration>
    <meta:editing-cycles>15</meta:editing-cycles>
    <meta:generator>LibreOffice/4.3.7.2$Linux_X86_64 LibreOffice_project/430m0$Build-2</meta:generator>
    <meta:document-statistic meta:table-count="1" meta:cell-count="1289" meta:object-count="0"/>
  </office:meta>
</office:document-meta>
</file>